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bottom="0in" style:line-height-at-least="0.0138in"/>
    </style:style>
    <style:style style:name="P2" style:parent-style-name="Normal" style:list-style-name="LFO1" style:family="paragraph">
      <style:paragraph-properties fo:margin-bottom="0in" style:line-height-at-least="0.0138in"/>
    </style:style>
    <style:style style:name="P3" style:parent-style-name="Normal" style:list-style-name="LFO1" style:family="paragraph">
      <style:paragraph-properties fo:margin-bottom="0in" style:line-height-at-least="0.0138in"/>
    </style:style>
    <style:style style:name="P4" style:parent-style-name="Normal" style:list-style-name="LFO1" style:family="paragraph">
      <style:paragraph-properties fo:margin-bottom="0in" style:line-height-at-least="0.0138in"/>
    </style:style>
    <style:style style:name="P5" style:parent-style-name="Normal" style:list-style-name="LFO1" style:family="paragraph">
      <style:paragraph-properties fo:margin-bottom="0in" style:line-height-at-least="0.0138in"/>
    </style:style>
    <style:style style:name="P6" style:parent-style-name="Normal" style:list-style-name="LFO1" style:family="paragraph">
      <style:paragraph-properties fo:margin-bottom="0in" style:line-height-at-least="0.0138in"/>
    </style:style>
    <style:style style:name="P7" style:parent-style-name="Normal" style:list-style-name="LFO1" style:family="paragraph">
      <style:paragraph-properties fo:margin-bottom="0in" style:line-height-at-least="0.0138in"/>
    </style:style>
    <style:style style:name="P8" style:parent-style-name="Normal" style:list-style-name="LFO1" style:family="paragraph">
      <style:paragraph-properties fo:margin-bottom="0in" style:line-height-at-least="0.0138in"/>
    </style:style>
    <style:style style:name="P9" style:parent-style-name="Normal" style:list-style-name="LFO1" style:family="paragraph">
      <style:paragraph-properties fo:margin-bottom="0in" style:line-height-at-least="0.0138in"/>
    </style:style>
    <style:style style:name="P10" style:parent-style-name="Normal" style:list-style-name="LFO1" style:family="paragraph">
      <style:paragraph-properties fo:margin-bottom="0in" style:line-height-at-least="0.0138in"/>
    </style:style>
    <style:style style:name="P11" style:parent-style-name="Normal" style:list-style-name="LFO1" style:family="paragraph">
      <style:paragraph-properties fo:margin-bottom="0in" style:line-height-at-least="0.0138in"/>
    </style:style>
    <style:style style:name="P12" style:parent-style-name="Normal" style:list-style-name="LFO1" style:family="paragraph">
      <style:paragraph-properties fo:margin-bottom="0in" style:line-height-at-least="0.0138in"/>
    </style:style>
    <style:style style:name="P13" style:parent-style-name="Normal" style:list-style-name="LFO1" style:family="paragraph">
      <style:paragraph-properties fo:margin-bottom="0in" style:line-height-at-least="0.0138in"/>
    </style:style>
    <style:style style:name="P14" style:parent-style-name="Normal" style:list-style-name="LFO1" style:family="paragraph">
      <style:paragraph-properties fo:margin-bottom="0in" style:line-height-at-least="0.0138in"/>
    </style:style>
    <style:style style:name="P15" style:parent-style-name="Normal" style:list-style-name="LFO3" style:family="paragraph">
      <style:paragraph-properties fo:margin-bottom="0in" style:line-height-at-least="0.0138in"/>
    </style:style>
    <style:style style:name="P16" style:parent-style-name="Normal" style:list-style-name="LFO3" style:family="paragraph">
      <style:paragraph-properties fo:margin-bottom="0in" style:line-height-at-least="0.0138in"/>
    </style:style>
    <style:style style:name="P17" style:parent-style-name="Normal" style:list-style-name="LFO3" style:family="paragraph">
      <style:paragraph-properties fo:margin-bottom="0in" style:line-height-at-least="0.0138in"/>
    </style:style>
    <style:style style:name="P18" style:parent-style-name="Normal" style:list-style-name="LFO3" style:family="paragraph">
      <style:paragraph-properties fo:margin-bottom="0in" style:line-height-at-least="0.0138in"/>
    </style:style>
    <style:style style:name="P19" style:parent-style-name="Normal" style:list-style-name="LFO3" style:family="paragraph">
      <style:paragraph-properties fo:margin-bottom="0in" style:line-height-at-least="0.0138in"/>
    </style:style>
    <style:style style:name="P20" style:parent-style-name="Normal" style:list-style-name="LFO3" style:family="paragraph">
      <style:paragraph-properties fo:margin-bottom="0in" style:line-height-at-least="0.0138in"/>
    </style:style>
    <style:style style:name="P21" style:parent-style-name="Normal" style:family="paragraph">
      <style:paragraph-properties fo:margin-bottom="0in" style:line-height-at-least="0.0138in"/>
    </style:style>
    <style:style style:name="P22" style:parent-style-name="Normal" style:family="paragraph">
      <style:paragraph-properties fo:margin-bottom="0in" style:line-height-at-least="0.0138in"/>
    </style:style>
    <style:style style:name="P23" style:parent-style-name="Normal" style:list-style-name="LFO2" style:family="paragraph">
      <style:paragraph-properties fo:margin-bottom="0in" style:line-height-at-least="0.0138in"/>
    </style:style>
    <style:style style:name="P24" style:parent-style-name="Normal" style:list-style-name="LFO2" style:family="paragraph">
      <style:paragraph-properties fo:margin-bottom="0in" style:line-height-at-least="0.0138in"/>
    </style:style>
    <style:style style:name="P25" style:parent-style-name="Normal" style:list-style-name="LFO2" style:family="paragraph">
      <style:paragraph-properties fo:margin-bottom="0in" style:line-height-at-least="0.0138in"/>
    </style:style>
    <style:style style:name="P26" style:parent-style-name="Normal" style:list-style-name="LFO2" style:family="paragraph">
      <style:paragraph-properties fo:margin-bottom="0in" style:line-height-at-least="0.0138in"/>
    </style:style>
    <style:style style:name="P27" style:parent-style-name="Normal" style:list-style-name="LFO2" style:family="paragraph">
      <style:paragraph-properties fo:margin-bottom="0in" style:line-height-at-least="0.0138in"/>
    </style:style>
    <style:style style:name="P28" style:parent-style-name="Normal" style:list-style-name="LFO2" style:family="paragraph">
      <style:paragraph-properties fo:margin-bottom="0in" style:line-height-at-least="0.0138in"/>
    </style:style>
    <style:style style:name="P29" style:parent-style-name="Normal" style:list-style-name="LFO2" style:family="paragraph">
      <style:paragraph-properties fo:margin-bottom="0in" style:line-height-at-least="0.0138in"/>
    </style:style>
    <style:style style:name="P30" style:parent-style-name="Normal" style:list-style-name="LFO2" style:family="paragraph">
      <style:paragraph-properties fo:margin-bottom="0in" style:line-height-at-least="0.0138in"/>
    </style:style>
    <style:style style:name="P31" style:parent-style-name="Normal" style:list-style-name="LFO2" style:family="paragraph">
      <style:paragraph-properties fo:margin-bottom="0in" style:line-height-at-least="0.0138in"/>
    </style:style>
    <style:style style:name="P32" style:parent-style-name="Normal" style:list-style-name="LFO2" style:family="paragraph">
      <style:paragraph-properties fo:margin-bottom="0in" style:line-height-at-least="0.0138in"/>
    </style:style>
    <style:style style:name="P33" style:parent-style-name="Normal" style:list-style-name="LFO2" style:family="paragraph">
      <style:paragraph-properties fo:margin-bottom="0in" style:line-height-at-least="0.0138in"/>
    </style:style>
    <style:style style:name="P34" style:parent-style-name="Normal" style:list-style-name="LFO2" style:family="paragraph">
      <style:paragraph-properties fo:margin-bottom="0in" style:line-height-at-least="0.0138in"/>
    </style:style>
    <style:style style:name="P35" style:parent-style-name="Normal" style:list-style-name="LFO2" style:family="paragraph">
      <style:paragraph-properties fo:margin-bottom="0in" style:line-height-at-least="0.0138in"/>
    </style:style>
    <style:style style:name="P36" style:parent-style-name="Normal" style:list-style-name="LFO2" style:family="paragraph">
      <style:paragraph-properties fo:margin-bottom="0in" style:line-height-at-least="0.0138in"/>
    </style:style>
    <style:style style:name="P37" style:parent-style-name="Normal" style:list-style-name="LFO4" style:family="paragraph">
      <style:paragraph-properties fo:margin-bottom="0in" style:line-height-at-least="0.0138in"/>
    </style:style>
    <style:style style:name="P38" style:parent-style-name="Normal" style:list-style-name="LFO4" style:family="paragraph">
      <style:paragraph-properties fo:margin-bottom="0in" style:line-height-at-least="0.0138in"/>
    </style:style>
    <style:style style:name="P39" style:parent-style-name="Normal" style:list-style-name="LFO4" style:family="paragraph">
      <style:paragraph-properties fo:margin-bottom="0in" style:line-height-at-least="0.0138in"/>
    </style:style>
    <style:style style:name="P40" style:parent-style-name="Normal" style:list-style-name="LFO4" style:family="paragraph">
      <style:paragraph-properties fo:margin-bottom="0in" style:line-height-at-least="0.0138in"/>
    </style:style>
    <style:style style:name="P41" style:parent-style-name="Normal" style:list-style-name="LFO4" style:family="paragraph">
      <style:paragraph-properties fo:margin-bottom="0in" style:line-height-at-least="0.0138in"/>
    </style:style>
    <style:style style:name="P42" style:parent-style-name="Normal" style:list-style-name="LFO4" style:family="paragraph">
      <style:paragraph-properties fo:margin-bottom="0in" style:line-height-at-least="0.0138in"/>
    </style:style>
    <style:style style:name="P43" style:parent-style-name="Normal" style:list-style-name="LFO4" style:family="paragraph">
      <style:paragraph-properties fo:margin-bottom="0in" style:line-height-at-least="0.0138in"/>
    </style:style>
    <style:style style:name="P44" style:parent-style-name="Normal" style:list-style-name="LFO5" style:family="paragraph">
      <style:paragraph-properties fo:margin-bottom="0in" style:line-height-at-least="0.0138in"/>
    </style:style>
    <style:style style:name="P45" style:parent-style-name="Normal" style:list-style-name="LFO5" style:family="paragraph">
      <style:paragraph-properties fo:margin-bottom="0in" style:line-height-at-least="0.0138in"/>
    </style:style>
    <style:style style:name="P46" style:parent-style-name="Normal" style:list-style-name="LFO5" style:family="paragraph">
      <style:paragraph-properties fo:margin-bottom="0in" style:line-height-at-least="0.0138in"/>
    </style:style>
    <style:style style:name="P47" style:parent-style-name="Normal" style:list-style-name="LFO6" style:family="paragraph">
      <style:paragraph-properties fo:margin-bottom="0in" style:line-height-at-least="0.0138in"/>
    </style:style>
    <style:style style:name="P48" style:parent-style-name="Normal" style:list-style-name="LFO6" style:family="paragraph">
      <style:paragraph-properties fo:margin-bottom="0in" style:line-height-at-least="0.0138in"/>
    </style:style>
    <style:style style:name="P49" style:parent-style-name="Normal" style:list-style-name="LFO6" style:family="paragraph">
      <style:paragraph-properties fo:margin-bottom="0in" style:line-height-at-least="0.0138in"/>
    </style:style>
    <style:style style:name="P50" style:parent-style-name="Normal" style:list-style-name="LFO6" style:family="paragraph">
      <style:paragraph-properties fo:margin-bottom="0in" style:line-height-at-least="0.0138in"/>
    </style:style>
    <style:style style:name="P51" style:parent-style-name="Normal" style:list-style-name="LFO6" style:family="paragraph">
      <style:paragraph-properties fo:margin-bottom="0in" style:line-height-at-least="0.0138in"/>
    </style:style>
  </office:automatic-styles>
  <office:body>
    <office:text text:use-soft-page-breaks="true">
      <text:list text:style-name="LFO1" text:continue-numbering="true">
        <text:list-item>
          <text:p text:style-name="P1"><text:a xlink:href="https://www.php.net/manual/en/datetime.add.php" office:target-frame-name="_top" xlink:show="replace"><text:span text:style-name="Hyperlink">DateTime::add</text:span></text:a> — Adds an amount of days, months, years, hours, minutes and seconds to a DateTime object</text:p>
        </text:list-item>
        <text:list-item>
          <text:p text:style-name="P2"><text:a xlink:href="https://www.php.net/manual/en/datetime.construct.php" office:target-frame-name="_top" xlink:show="replace"><text:span text:style-name="Hyperlink">DateTime::__construct</text:span></text:a> — Returns new DateTime object</text:p>
        </text:list-item>
        <text:list-item>
          <text:p text:style-name="P3"><text:a xlink:href="https://www.php.net/manual/en/datetime.createfromformat.php" office:target-frame-name="_top" xlink:show="replace"><text:span text:style-name="Hyperlink">DateTime::createFromFormat</text:span></text:a> — Parses a time string according to a specified format</text:p>
        </text:list-item>
        <text:list-item>
          <text:p text:style-name="P4"><text:a xlink:href="https://www.php.net/manual/en/datetime.createfromimmutable.php" office:target-frame-name="_top" xlink:show="replace"><text:span text:style-name="Hyperlink">DateTime::createFromImmutable</text:span></text:a> — Returns new DateTime object encapsulating the given DateTimeImmutable object</text:p>
        </text:list-item>
        <text:list-item>
          <text:p text:style-name="P5"><text:a xlink:href="https://www.php.net/manual/en/datetime.createfrominterface.php" office:target-frame-name="_top" xlink:show="replace"><text:span text:style-name="Hyperlink">DateTime::createFromInterface</text:span></text:a> — Returns new DateTime object encapsulating the given DateTimeInterface object</text:p>
        </text:list-item>
        <text:list-item>
          <text:p text:style-name="P6"><text:a xlink:href="https://www.php.net/manual/en/datetime.getlasterrors.php" office:target-frame-name="_top" xlink:show="replace"><text:span text:style-name="Hyperlink">DateTime::getLastErrors</text:span></text:a> — Returns the warnings and errors</text:p>
        </text:list-item>
        <text:list-item>
          <text:p text:style-name="P7"><text:a xlink:href="https://www.php.net/manual/en/datetime.modify.php" office:target-frame-name="_top" xlink:show="replace"><text:span text:style-name="Hyperlink">DateTime::modify</text:span></text:a> — Alters the timestamp</text:p>
        </text:list-item>
        <text:list-item>
          <text:p text:style-name="P8"><text:a xlink:href="https://www.php.net/manual/en/datetime.set-state.php" office:target-frame-name="_top" xlink:show="replace"><text:span text:style-name="Hyperlink">DateTime::__set_state</text:span></text:a> — The __set_state handler</text:p>
        </text:list-item>
        <text:list-item>
          <text:p text:style-name="P9"><text:a xlink:href="https://www.php.net/manual/en/datetime.setdate.php" office:target-frame-name="_top" xlink:show="replace"><text:span text:style-name="Hyperlink">DateTime::setDate</text:span></text:a> — Sets the date</text:p>
        </text:list-item>
        <text:list-item>
          <text:p text:style-name="P10"><text:a xlink:href="https://www.php.net/manual/en/datetime.setisodate.php" office:target-frame-name="_top" xlink:show="replace"><text:span text:style-name="Hyperlink">DateTime::setISODate</text:span></text:a> — Sets the ISO date</text:p>
        </text:list-item>
        <text:list-item>
          <text:p text:style-name="P11"><text:a xlink:href="https://www.php.net/manual/en/datetime.settime.php" office:target-frame-name="_top" xlink:show="replace"><text:span text:style-name="Hyperlink">DateTime::setTime</text:span></text:a> — Sets the time</text:p>
        </text:list-item>
        <text:list-item>
          <text:p text:style-name="P12"><text:a xlink:href="https://www.php.net/manual/en/datetime.settimestamp.php" office:target-frame-name="_top" xlink:show="replace"><text:span text:style-name="Hyperlink">DateTime::setTimestamp</text:span></text:a> — Sets the date and time based on an Unix timestamp</text:p>
        </text:list-item>
        <text:list-item>
          <text:p text:style-name="P13"><text:a xlink:href="https://www.php.net/manual/en/datetime.settimezone.php" office:target-frame-name="_top" xlink:show="replace"><text:span text:style-name="Hyperlink">DateTime::setTimezone</text:span></text:a> — Sets the time zone for the DateTime object</text:p>
        </text:list-item>
        <text:list-item>
          <text:p text:style-name="P14"><text:a xlink:href="https://www.php.net/manual/en/datetime.sub.php" office:target-frame-name="_top" xlink:show="replace"><text:span text:style-name="Hyperlink">DateTime::sub</text:span></text:a> — Subtracts an amount of days, months, years, hours, minutes and seconds from a DateTime object</text:p>
        </text:list-item>
      </text:list>
      <text:list text:style-name="LFO3" text:continue-numbering="true">
        <text:list-item>
          <text:p text:style-name="P15"><text:a xlink:href="https://www.php.net/manual/en/datetime.diff.php" office:target-frame-name="_top" xlink:show="replace"><text:span text:style-name="Hyperlink">DateTime::diff</text:span></text:a> — Returns the difference between two DateTime objects</text:p>
        </text:list-item>
        <text:list-item>
          <text:p text:style-name="P16"><text:a xlink:href="https://www.php.net/manual/en/datetime.format.php" office:target-frame-name="_top" xlink:show="replace"><text:span text:style-name="Hyperlink">DateTime::format</text:span></text:a> — Returns date formatted according to given format</text:p>
        </text:list-item>
        <text:list-item>
          <text:p text:style-name="P17"><text:a xlink:href="https://www.php.net/manual/en/datetime.getoffset.php" office:target-frame-name="_top" xlink:show="replace"><text:span text:style-name="Hyperlink">DateTime::getOffset</text:span></text:a> — Returns the timezone offset</text:p>
        </text:list-item>
        <text:list-item>
          <text:p text:style-name="P18"><text:a xlink:href="https://www.php.net/manual/en/datetime.gettimestamp.php" office:target-frame-name="_top" xlink:show="replace"><text:span text:style-name="Hyperlink">DateTime::getTimestamp</text:span></text:a> — Gets the Unix timestamp</text:p>
        </text:list-item>
        <text:list-item>
          <text:p text:style-name="P19"><text:a xlink:href="https://www.php.net/manual/en/datetime.gettimezone.php" office:target-frame-name="_top" xlink:show="replace"><text:span text:style-name="Hyperlink">DateTime::getTimezone</text:span></text:a> — Return time zone relative to given DateTime</text:p>
        </text:list-item>
        <text:list-item>
          <text:p text:style-name="P20"><text:a xlink:href="https://www.php.net/manual/en/datetime.wakeup.php" office:target-frame-name="_top" xlink:show="replace"><text:span text:style-name="Hyperlink">DateTime::__wakeup</text:span></text:a> — The __wakeup handler</text:p>
        </text:list-item>
      </text:list>
      <text:p text:style-name="P21"/>
      <text:p text:style-name="P22"/>
      <text:list text:style-name="LFO2" text:continue-numbering="true">
        <text:list-item>
          <text:p text:style-name="P23"><text:a xlink:href="https://www.php.net/manual/en/datetimeimmutable.add.php" office:target-frame-name="_top" xlink:show="replace"><text:span text:style-name="Hyperlink">DateTimeImmutable::add</text:span></text:a> — Adds an amount of days, months, years, hours, minutes and seconds</text:p>
        </text:list-item>
        <text:list-item>
          <text:p text:style-name="P24"><text:a xlink:href="https://www.php.net/manual/en/datetimeimmutable.construct.php" office:target-frame-name="_top" xlink:show="replace"><text:span text:style-name="Hyperlink">DateTimeImmutable::__construct</text:span></text:a> — Returns new DateTimeImmutable object</text:p>
        </text:list-item>
        <text:list-item>
          <text:p text:style-name="P25"><text:a xlink:href="https://www.php.net/manual/en/datetimeimmutable.createfromformat.php" office:target-frame-name="_top" xlink:show="replace"><text:span text:style-name="Hyperlink">DateTimeImmutable::createFromFormat</text:span></text:a> — Parses a time string according to a specified format</text:p>
        </text:list-item>
        <text:list-item>
          <text:p text:style-name="P26"><text:a xlink:href="https://www.php.net/manual/en/datetimeimmutable.createfrominterface.php" office:target-frame-name="_top" xlink:show="replace"><text:span text:style-name="Hyperlink">DateTimeImmutable::createFromInterface</text:span></text:a> — Returns new DateTimeImmutable object encapsulating the given DateTimeInterface object</text:p>
        </text:list-item>
        <text:list-item>
          <text:p text:style-name="P27"><text:a xlink:href="https://www.php.net/manual/en/datetimeimmutable.createfrommutable.php" office:target-frame-name="_top" xlink:show="replace"><text:span text:style-name="Hyperlink">DateTimeImmutable::createFromMutable</text:span></text:a> — Returns new DateTimeImmutable object encapsulating the given DateTime object</text:p>
        </text:list-item>
        <text:list-item>
          <text:p text:style-name="P28"><text:a xlink:href="https://www.php.net/manual/en/datetimeimmutable.getlasterrors.php" office:target-frame-name="_top" xlink:show="replace"><text:span text:style-name="Hyperlink">DateTimeImmutable::getLastErrors</text:span></text:a> — Returns the warnings and errors</text:p>
        </text:list-item>
        <text:list-item>
          <text:p text:style-name="P29"><text:a xlink:href="https://www.php.net/manual/en/datetimeimmutable.modify.php" office:target-frame-name="_top" xlink:show="replace"><text:span text:style-name="Hyperlink">DateTimeImmutable::modify</text:span></text:a> — Creates a new object with modified timestamp</text:p>
        </text:list-item>
        <text:list-item>
          <text:p text:style-name="P30"><text:a xlink:href="https://www.php.net/manual/en/datetimeimmutable.set-state.php" office:target-frame-name="_top" xlink:show="replace"><text:span text:style-name="Hyperlink">DateTimeImmutable::__set_state</text:span></text:a> — The __set_state handler</text:p>
        </text:list-item>
        <text:list-item>
          <text:p text:style-name="P31"><text:a xlink:href="https://www.php.net/manual/en/datetimeimmutable.setdate.php" office:target-frame-name="_top" xlink:show="replace"><text:span text:style-name="Hyperlink">DateTimeImmutable::setDate</text:span></text:a> — Sets the date</text:p>
        </text:list-item>
        <text:list-item>
          <text:p text:style-name="P32"><text:a xlink:href="https://www.php.net/manual/en/datetimeimmutable.setisodate.php" office:target-frame-name="_top" xlink:show="replace"><text:span text:style-name="Hyperlink">DateTimeImmutable::setISODate</text:span></text:a> — Sets the ISO date</text:p>
        </text:list-item>
        <text:list-item>
          <text:p text:style-name="P33"><text:a xlink:href="https://www.php.net/manual/en/datetimeimmutable.settime.php" office:target-frame-name="_top" xlink:show="replace"><text:span text:style-name="Hyperlink">DateTimeImmutable::setTime</text:span></text:a> — Sets the time</text:p>
        </text:list-item>
        <text:list-item>
          <text:p text:style-name="P34"><text:a xlink:href="https://www.php.net/manual/en/datetimeimmutable.settimestamp.php" office:target-frame-name="_top" xlink:show="replace"><text:span text:style-name="Hyperlink">DateTimeImmutable::setTimestamp</text:span></text:a> — Sets the date and time based on a Unix timestamp</text:p>
        </text:list-item>
        <text:list-item>
          <text:p text:style-name="P35"><text:a xlink:href="https://www.php.net/manual/en/datetimeimmutable.settimezone.php" office:target-frame-name="_top" xlink:show="replace"><text:span text:style-name="Hyperlink">DateTimeImmutable::setTimezone</text:span></text:a> — Sets the time zone</text:p>
        </text:list-item>
        <text:list-item>
          <text:p text:style-name="P36"><text:a xlink:href="https://www.php.net/manual/en/datetimeimmutable.sub.php" office:target-frame-name="_top" xlink:show="replace"><text:span text:style-name="Hyperlink">DateTimeImmutable::sub</text:span></text:a> — Subtracts an amount of days, months, years, hours, minutes and seconds</text:p>
        </text:list-item>
      </text:list>
      <text:list text:style-name="LFO4" text:continue-numbering="true">
        <text:list-item>
          <text:p text:style-name="P37"><text:a xlink:href="https://www.php.net/manual/en/datetimezone.construct.php" office:target-frame-name="_top" xlink:show="replace"><text:span text:style-name="Hyperlink">DateTimeZone::__construct</text:span></text:a> — Creates new DateTimeZone object</text:p>
        </text:list-item>
        <text:list-item>
          <text:p text:style-name="P38"><text:a xlink:href="https://www.php.net/manual/en/datetimezone.getlocation.php" office:target-frame-name="_top" xlink:show="replace"><text:span text:style-name="Hyperlink">DateTimeZone::getLocation</text:span></text:a> — Returns location information for a timezone</text:p>
        </text:list-item>
        <text:list-item>
          <text:p text:style-name="P39"><text:a xlink:href="https://www.php.net/manual/en/datetimezone.getname.php" office:target-frame-name="_top" xlink:show="replace"><text:span text:style-name="Hyperlink">DateTimeZone::getName</text:span></text:a> — Returns the name of the timezone</text:p>
        </text:list-item>
        <text:list-item>
          <text:p text:style-name="P40"><text:a xlink:href="https://www.php.net/manual/en/datetimezone.getoffset.php" office:target-frame-name="_top" xlink:show="replace"><text:span text:style-name="Hyperlink">DateTimeZone::getOffset</text:span></text:a> — Returns the timezone offset from GMT</text:p>
        </text:list-item>
        <text:list-item>
          <text:p text:style-name="P41"><text:a xlink:href="https://www.php.net/manual/en/datetimezone.gettransitions.php" office:target-frame-name="_top" xlink:show="replace"><text:span text:style-name="Hyperlink">DateTimeZone::getTransitions</text:span></text:a> — Returns all transitions for the timezone</text:p>
        </text:list-item>
        <text:list-item>
          <text:p text:style-name="P42"><text:a xlink:href="https://www.php.net/manual/en/datetimezone.listabbreviations.php" office:target-frame-name="_top" xlink:show="replace"><text:span text:style-name="Hyperlink">DateTimeZone::listAbbreviations</text:span></text:a> — Returns associative array containing dst, offset and the timezone name</text:p>
        </text:list-item>
        <text:list-item>
          <text:p text:style-name="P43"><text:a xlink:href="https://www.php.net/manual/en/datetimezone.listidentifiers.php" office:target-frame-name="_top" xlink:show="replace"><text:span text:style-name="Hyperlink">DateTimeZone::listIdentifiers</text:span></text:a> — Returns a numerically indexed array containing all defined timezone identifiers</text:p>
        </text:list-item>
      </text:list>
      <text:list text:style-name="LFO5" text:continue-numbering="true">
        <text:list-item>
          <text:p text:style-name="P44"><text:a xlink:href="https://www.php.net/manual/en/dateinterval.construct.php" office:target-frame-name="_top" xlink:show="replace"><text:span text:style-name="Hyperlink">DateInterval::__construct</text:span></text:a> — Creates a new DateInterval object</text:p>
        </text:list-item>
        <text:list-item>
          <text:p text:style-name="P45"><text:a xlink:href="https://www.php.net/manual/en/dateinterval.createfromdatestring.php" office:target-frame-name="_top" xlink:show="replace"><text:span text:style-name="Hyperlink">DateInterval::createFromDateString</text:span></text:a> — Sets up a DateInterval from the relative parts of the string</text:p>
        </text:list-item>
        <text:list-item>
          <text:p text:style-name="P46"><text:a xlink:href="https://www.php.net/manual/en/dateinterval.format.php" office:target-frame-name="_top" xlink:show="replace"><text:span text:style-name="Hyperlink">DateInterval::format</text:span></text:a> — Formats the interval</text:p>
        </text:list-item>
      </text:list>
      <text:list text:style-name="LFO6" text:continue-numbering="true">
        <text:list-item>
          <text:p text:style-name="P47"><text:a xlink:href="https://www.php.net/manual/en/dateperiod.construct.php" office:target-frame-name="_top" xlink:show="replace"><text:span text:style-name="Hyperlink">DatePeriod::__construct</text:span></text:a> — Creates a new DatePeriod object</text:p>
        </text:list-item>
        <text:list-item>
          <text:p text:style-name="P48"><text:a xlink:href="https://www.php.net/manual/en/dateperiod.getdateinterval.php" office:target-frame-name="_top" xlink:show="replace"><text:span text:style-name="Hyperlink">DatePeriod::getDateInterval</text:span></text:a> — Gets the interval</text:p>
        </text:list-item>
        <text:list-item>
          <text:p text:style-name="P49"><text:a xlink:href="https://www.php.net/manual/en/dateperiod.getenddate.php" office:target-frame-name="_top" xlink:show="replace"><text:span text:style-name="Hyperlink">DatePeriod::getEndDate</text:span></text:a> — Gets the end date</text:p>
        </text:list-item>
        <text:list-item>
          <text:p text:style-name="P50"><text:a xlink:href="https://www.php.net/manual/en/dateperiod.getrecurrences.php" office:target-frame-name="_top" xlink:show="replace"><text:span text:style-name="Hyperlink">DatePeriod::getRecurrences</text:span></text:a> — Gets the number of recurrences</text:p>
        </text:list-item>
        <text:list-item>
          <text:p text:style-name="P51"><text:a xlink:href="https://www.php.net/manual/en/dateperiod.getstartdate.php" office:target-frame-name="_top" xlink:show="replace"><text:span text:style-name="Hyperlink">DatePeriod::getStartDate</text:span></text:a> — Gets the start dat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4-11T09:39:00Z</meta:creation-date>
    <dc:date>2021-04-11T09:49:00Z</dc:date>
    <meta:template xlink:href="Normal" xlink:type="simple"/>
    <meta:editing-cycles>1</meta:editing-cycles>
    <meta:editing-duration>PT600S</meta:editing-duration>
    <meta:document-statistic meta:page-count="1" meta:paragraph-count="13" meta:word-count="1044" meta:character-count="6984" meta:row-count="49" meta:non-whitespace-character-count="5953"/>
  </office:meta>
</office:document-meta>
</file>